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6.131cm"/>
      <style:paragraph-properties style:writing-mode="lr-tb"/>
    </style:style>
    <style:style style:name="gr2" style:family="graphic" style:parent-style-name="standard">
      <style:graphic-properties draw:fill-color="#ea7500" draw:textarea-horizontal-align="justify" draw:textarea-vertical-align="middle" draw:auto-grow-height="false" fo:min-height="0.893cm" fo:min-width="3.161cm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0.893cm" fo:min-width="3.437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93cm" fo:min-width="3.532cm"/>
      <style:paragraph-properties style:writing-mode="lr-tb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eeeeee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eeee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77bc65" fo:min-height="5.185cm"/>
      <style:paragraph-properties style:writing-mode="lr-tb"/>
    </style:style>
    <style:style style:name="gr12" style:family="graphic" style:parent-style-name="standard">
      <style:graphic-properties draw:stroke="none" draw:fill="none" fo:min-height="0.391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cccccc" fo:min-height="0.433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de8cb" fo:min-height="8.209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dde8cb" fo:min-height="5.617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dde8cb" fo:min-height="5.1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8.05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45.659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45.65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45.6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Bahnschrift SemiBold" fo:font-size="30.2000007629395pt" style:font-size-asian="30pt" style:font-size-complex="30pt"/>
    </style:style>
    <style:style style:name="P3" style:family="paragraph"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ea7500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text-underline-style="none" style:font-size-asian="11pt" style:font-size-complex="11pt"/>
    </style:style>
    <style:style style:name="P6" style:family="paragraph">
      <loext:graphic-properties draw:fill-color="#666666"/>
      <style:paragraph-properties fo:text-align="center" style:writing-mode="lr-tb"/>
      <style:text-properties fo:font-size="11pt" style:text-underline-style="none" style:font-size-asian="11pt" style:font-size-complex="11pt"/>
    </style:style>
    <style:style style:name="P7" style:family="paragraph">
      <loext:graphic-properties draw:fill-color="#b2b2b2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eeeee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10" style:family="paragraph">
      <loext:graphic-properties draw:fill="solid" draw:fill-color="#eeeeee"/>
      <style:paragraph-properties style:writing-mode="lr-tb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77bc65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cccccc"/>
      <style:paragraph-properties fo:text-align="center" style:writing-mode="lr-tb"/>
      <style:text-properties fo:font-size="11pt" style:font-size-asian="11pt" style:font-size-complex="11pt"/>
    </style:style>
    <style:style style:name="P16" style:family="paragraph">
      <loext:graphic-properties draw:fill="solid" draw:fill-color="#dde8cb"/>
      <style:paragraph-properties fo:text-align="center" style:writing-mode="lr-tb"/>
      <style:text-properties fo:font-size="11pt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1.6000003814697pt" style:font-size-asian="11.5pt" style:font-size-complex="11.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1.6000003814697pt" style:font-size-asian="11.5pt" style:font-size-complex="11.5pt"/>
    </style:style>
    <style:style style:name="T1" style:family="text">
      <style:text-properties fo:color="#2a6099" loext:opacity="100%" style:font-name="Bahnschrift SemiBold" fo:font-size="30pt" style:font-size-asian="30pt" style:font-size-complex="30pt"/>
    </style:style>
    <style:style style:name="T2" style:family="text">
      <style:text-properties fo:color="#e6e905" loext:opacity="100%" style:font-name="Bahnschrift SemiBold" fo:font-size="30pt" fo:language="fr" fo:country="FR" style:font-size-asian="30pt" style:font-size-complex="3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fr" fo:country="FR" style:text-underline-style="none" style:font-size-asian="11pt" style:font-size-complex="11pt"/>
    </style:style>
    <style:style style:name="T5" style:family="text">
      <style:text-properties fo:font-size="11pt" fo:language="fr" fo:country="FR" style:font-size-asian="11pt" style:font-size-complex="11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a933" loext:opacity="100%" fo:font-size="11pt" fo:language="fr" fo:country="FR" style:font-size-asian="11pt" style:font-size-complex="11pt"/>
    </style:style>
    <style:style style:name="T8" style:family="text">
      <style:text-properties fo:color="#000000" loext:opacity="100%" fo:font-size="11pt" fo:language="fr" fo:country="FR" style:font-size-asian="11pt" style:font-size-complex="11pt"/>
    </style:style>
    <style:style style:name="T9" style:family="text">
      <style:text-properties fo:color="#55308d" loext:opacity="100%" fo:font-size="11pt" fo:language="lb" fo:country="LU" style:font-size-asian="11pt" style:font-size-complex="11pt"/>
    </style:style>
    <style:style style:name="T10" style:family="text">
      <style:text-properties fo:color="#2a6099" loext:opacity="100%" style:font-name="Bahnschrift SemiBold" fo:font-size="11pt" fo:language="fr" fo:country="FR" style:font-size-asian="11pt" style:font-size-complex="11pt"/>
    </style:style>
    <style:style style:name="T11" style:family="text">
      <style:text-properties fo:color="#e6e905" loext:opacity="100%" style:font-name="Bahnschrift SemiBold" fo:font-size="11pt" fo:language="fr" fo:country="FR" style:font-size-asian="11pt" style:font-size-complex="11pt"/>
    </style:style>
    <style:style style:name="T12" style:family="text">
      <style:text-properties fo:font-variant="normal" fo:text-transform="none" fo:color="#6b5e9b" loext:opacity="100%" style:text-outline="false" style:text-line-through-style="none" style:text-line-through-type="none" style:font-name="Liberation Sans1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11pt" fo:language="lb" fo:country="LU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Bahnschrift SemiBold" fo:font-size="11pt" fo:language="fr" fo:country="FR" style:text-underline-style="solid" style:text-underline-width="auto" style:text-underline-color="font-color" style:font-size-asian="11pt" style:font-size-complex="11pt"/>
    </style:style>
    <style:style style:name="T15" style:family="text">
      <style:text-properties fo:color="#000000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fo:color="#000000" loext:opacity="100%" style:font-name="Bahnschrift SemiBold" fo:font-size="5pt" style:text-underline-style="solid" style:text-underline-width="auto" style:text-underline-color="font-color" style:font-size-asian="5pt" style:font-size-complex="5pt"/>
    </style:style>
    <style:style style:name="T17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5pt" fo:language="fr" fo:country="FR" fo:text-shadow="none" style:text-underline-style="solid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2pt" fo:language="fr" fo:country="FR" fo:text-shadow="none" style:text-underline-style="none" style:letter-kerning="true" style:font-name-asian="Microsoft YaHei" style:font-size-asian="2pt" style:font-name-complex="Mangal" style:font-size-complex="2pt" style:text-emphasize="none" style:font-relief="none" style:text-overline-style="none" style:text-overline-color="font-color"/>
    </style:style>
    <style:style style:name="T22" style:family="text">
      <style:text-properties fo:font-size="5pt" style:font-size-asian="5pt" style:font-size-complex="5pt"/>
    </style:style>
    <style:style style:name="T23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dash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dash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solid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en" fo:country="U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text-shadow="none" style:text-underline-style="none" fo:font-weight="bold" style:letter-kerning="true" style:font-name-asian="Microsoft YaHei" style:font-size-asian="11pt" style:font-weight-asian="bold" style:font-name-complex="Mangal" style:font-size-complex="11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777cm" svg:height="26.381cm" svg:x="0.589cm" svg:y="0.635cm">
          <draw:text-box>
            <text:p text:style-name="P1"><text:span text:style-name="T1">Référencement</text:span></text:p>
            <text:p text:style-name="P1"><text:span text:style-name="T2">SEO</text:span></text:p>
          </draw:text-box>
        </draw:frame>
      </draw:page>
      <draw:page draw:name="page2" draw:style-name="dp1" draw:master-page-name="Default">
        <draw:custom-shape draw:style-name="gr2" draw:text-style-name="P4" draw:layer="layout" svg:width="3.661cm" svg:height="1.143cm" svg:x="2.181cm" svg:y="2.794cm">
          <text:p text:style-name="P3"><text:span text:style-name="T3">SE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937cm" svg:height="1.143cm" svg:x="10.922cm" svg:y="2.667cm">
          <text:p text:style-name="P5"><text:span text:style-name="T4">Pour qui ?</text:span></text:p>
          <text:p text:style-name="P5"><text:span text:style-name="T4">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4.032cm" svg:height="1.143cm" svg:x="1.937cm" svg:y="5.715cm">
          <text:p text:style-name="P3"><text:span text:style-name="T5">Méthode</text:span><text:span text:style-name="T3"> &amp; </text:span><text:span text:style-name="T5">O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4.859cm" svg:y1="3.237cm" svg:x2="18.544cm" svg:y2="3.302cm">
          <text:p/>
        </draw:line>
        <draw:line draw:style-name="gr6" draw:text-style-name="P8" draw:layer="layout" svg:x1="5.842cm" svg:y1="3.301cm" svg:x2="10.687cm" svg:y2="3.301cm">
          <text:p/>
        </draw:line>
        <draw:line draw:style-name="gr5" draw:text-style-name="P8" draw:layer="layout" svg:x1="18.542cm" svg:y1="3.302cm" svg:x2="18.542cm" svg:y2="12.192cm">
          <text:p/>
        </draw:line>
        <draw:line draw:style-name="gr7" draw:text-style-name="P8" draw:layer="layout" svg:x1="18.542cm" svg:y1="5.207cm" svg:x2="17.526cm" svg:y2="5.207cm">
          <text:p/>
        </draw:line>
        <draw:line draw:style-name="gr8" draw:text-style-name="P8" draw:layer="layout" svg:x1="3.81cm" svg:y1="3.937cm" svg:x2="3.81cm" svg:y2="5.461cm">
          <text:p/>
        </draw:line>
        <draw:frame draw:style-name="gr9" draw:text-style-name="P9" draw:layer="layout" svg:width="2.921cm" svg:height="0.762cm" svg:x="2.286cm" svg:y="8.636cm">
          <draw:text-box>
            <text:p text:style-name="P1"><text:span text:style-name="T6">Google BOT</text:span></text:p>
          </draw:text-box>
        </draw:frame>
        <draw:frame draw:style-name="gr10" draw:text-style-name="P10" draw:layer="layout" svg:width="3.429cm" svg:height="1.115cm" svg:x="13.97cm" svg:y="4.6cm">
          <draw:text-box>
            <text:p text:style-name="P1"><text:span text:style-name="T7"><text:s/></text:span><text:span text:style-name="T8"><text:s/></text:span><text:span text:style-name="T8">Nouveaux clients</text:span></text:p>
          </draw:text-box>
        </draw:frame>
        <draw:frame draw:style-name="gr11" draw:text-style-name="P13" draw:layer="layout" svg:width="6.35cm" svg:height="5.435cm" svg:x="6.985cm" svg:y="8.382cm">
          <draw:text-box>
            <text:p text:style-name="P1"><text:span text:style-name="T9">Base</text:span></text:p>
            <text:p text:style-name="P1"><text:span text:style-name="T9"/></text:p>
            <text:list text:style-name="L1">
              <text:list-item>
                <text:p text:style-name="P11"><text:span text:style-name="T9">Configurez robot.txt (Admin..)</text:span></text:p>
              </text:list-item>
              <text:list-item>
                <text:p text:style-name="P12"><text:span text:style-name="T9">Configurez Google Search</text:span></text:p>
              </text:list-item>
              <text:list-item>
                <text:p text:style-name="P12"><text:span text:style-name="T9">Configurez Google Analytics</text:span></text:p>
                <text:list>
                  <text:list-item>
                    <text:p text:style-name="P12"><text:span text:style-name="T9">Dynomapper</text:span></text:p>
                  </text:list-item>
                </text:list>
                <text:p text:style-name="P11"><text:span text:style-name="T9"/></text:p>
              </text:list-item>
              <text:list-item>
                <text:p text:style-name="P11"><text:span text:style-name="T9">Configurez plugin SEO (CMS)</text:span></text:p>
                <text:list>
                  <text:list-item>
                    <text:p text:style-name="P11"><text:span text:style-name="T9">Yoast</text:span></text:p>
                  </text:list-item>
                </text:list>
                <text:p text:style-name="P11"><text:span text:style-name="T9"/></text:p>
              </text:list-item>
              <text:list-item>
                <text:p text:style-name="P12"><text:span text:style-name="T9">Créez une sitemap</text:span></text:p>
                <text:p text:style-name="P12"><text:span text:style-name="T9"/></text:p>
              </text:list-item>
            </text:list>
          </draw:text-box>
        </draw:frame>
        <draw:frame draw:style-name="gr12" draw:text-style-name="P14" draw:layer="layout" svg:width="19.73cm" svg:height="0.641cm" svg:x="0.635cm" svg:y="0.756cm">
          <draw:text-box>
            <text:p text:style-name="P1"><text:span text:style-name="T10">Référencement </text:span><text:span text:style-name="T11">SEO</text:span></text:p>
          </draw:text-box>
        </draw:frame>
        <draw:line draw:style-name="gr7" draw:text-style-name="P8" draw:layer="layout" svg:x1="18.543cm" svg:y1="6.735cm" svg:x2="17.527cm" svg:y2="6.735cm">
          <text:p/>
        </draw:line>
        <draw:line draw:style-name="gr7" draw:text-style-name="P8" draw:layer="layout" svg:x1="18.543cm" svg:y1="8.385cm" svg:x2="17.527cm" svg:y2="8.385cm">
          <text:p/>
        </draw:line>
        <draw:frame draw:style-name="gr10" draw:text-style-name="P10" draw:layer="layout" svg:width="3.429cm" svg:height="1.115cm" svg:x="13.97cm" svg:y="6.223cm">
          <draw:text-box>
            <text:p text:style-name="P1"><text:span text:style-name="T5"><text:s/></text:span><text:span text:style-name="T5">Renforcer</text:span></text:p>
            <text:p text:style-name="P1"><text:span text:style-name="T5">Marque</text:span></text:p>
          </draw:text-box>
        </draw:frame>
        <draw:frame draw:style-name="gr10" draw:text-style-name="P10" draw:layer="layout" svg:width="3.429cm" svg:height="1.115cm" svg:x="13.996cm" svg:y="7.745cm">
          <draw:text-box>
            <text:p text:style-name="P1"><text:span text:style-name="T5">Gagner en visibilité</text:span></text:p>
          </draw:text-box>
        </draw:frame>
        <draw:line draw:style-name="gr8" draw:text-style-name="P8" draw:layer="layout" svg:x1="3.81cm" svg:y1="6.858cm" svg:x2="3.81cm" svg:y2="8.382cm">
          <text:p/>
        </draw:line>
        <draw:line draw:style-name="gr7" draw:text-style-name="P8" draw:layer="layout" svg:x1="18.544cm" svg:y1="11.135cm" svg:x2="17.528cm" svg:y2="11.135cm">
          <text:p/>
        </draw:line>
        <draw:frame draw:style-name="gr13" draw:text-style-name="P15" draw:layer="layout" svg:width="3.429cm" svg:height="0.683cm" svg:x="13.97cm" svg:y="10.747cm">
          <draw:text-box>
            <text:p text:style-name="P1"><text:span text:style-name="T5">Locale</text:span></text:p>
          </draw:text-box>
        </draw:frame>
        <draw:frame draw:style-name="gr13" draw:text-style-name="P15" draw:layer="layout" svg:width="3.429cm" svg:height="0.683cm" svg:x="13.97cm" svg:y="11.763cm">
          <draw:text-box>
            <text:p text:style-name="P1"><text:span text:style-name="T5">Mondiale</text:span></text:p>
          </draw:text-box>
        </draw:frame>
        <draw:line draw:style-name="gr7" draw:text-style-name="P8" draw:layer="layout" svg:x1="18.545cm" svg:y1="12.185cm" svg:x2="17.529cm" svg:y2="12.185cm">
          <text:p/>
        </draw:line>
        <draw:line draw:style-name="gr8" draw:text-style-name="P8" draw:layer="layout" svg:x1="3.81cm" svg:y1="10.922cm" svg:x2="6.604cm" svg:y2="10.922cm">
          <text:p/>
        </draw:line>
        <draw:line draw:style-name="gr5" draw:text-style-name="P8" draw:layer="layout" svg:x1="3.81cm" svg:y1="9.398cm" svg:x2="3.81cm" svg:y2="14.859cm">
          <text:p/>
        </draw:line>
        <draw:line draw:style-name="gr5" draw:text-style-name="P8" draw:layer="layout" svg:x1="3.81cm" svg:y1="14.859cm" svg:x2="17.81cm" svg:y2="14.859cm">
          <text:p/>
        </draw:line>
        <draw:line draw:style-name="gr8" draw:text-style-name="P8" draw:layer="layout" svg:x1="5.035cm" svg:y1="14.859cm" svg:x2="5.035cm" svg:y2="16.383cm">
          <text:p/>
        </draw:line>
        <draw:frame draw:style-name="gr14" draw:text-style-name="P16" draw:layer="layout" svg:width="6.096cm" svg:height="8.459cm" svg:x="7.874cm" svg:y="16.637cm">
          <draw:text-box>
            <text:p text:style-name="P1"><text:span text:style-name="T9">Technique</text:span></text:p>
            <text:p text:style-name="P1"><text:span text:style-name="T9"/></text:p>
            <text:list text:style-name="L1">
              <text:list-item>
                <text:p text:style-name="P11"><text:span text:style-name="T9">Outil d’analyse</text:span></text:p>
                <text:list>
                  <text:list-item>
                    <text:p text:style-name="P11"><text:span text:style-name="T9">Semrush</text:span></text:p>
                  </text:list-item>
                  <text:list-item>
                    <text:p text:style-name="P11"><text:span text:style-name="T9">Lighthouse</text:span></text:p>
                  </text:list-item>
                  <text:list-item>
                    <text:p text:style-name="P11"><text:span text:style-name="T9">Web Développer Check</text:span></text:p>
                    <text:p text:style-name="P11"><text:span text:style-name="T12"/></text:p>
                  </text:list-item>
                </text:list>
              </text:list-item>
              <text:list-item>
                <text:p text:style-name="P11"><text:span text:style-name="T9">Inspection URL</text:span></text:p>
                <text:list>
                  <text:list-item>
                    <text:p text:style-name="P11"><text:span text:style-name="T9">GoogleSearchConsole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Vitesse page</text:span></text:p>
                <text:list>
                  <text:list-item>
                    <text:p text:style-name="P11"><text:span text:style-name="T9">GooglePageSpeed</text:span></text:p>
                  </text:list-item>
                  <text:list-item>
                    <text:p text:style-name="P11"><text:span text:style-name="T9">Lighthouse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Suivi &amp; Audit traffic / position</text:span></text:p>
                <text:list>
                  <text:list-item>
                    <text:p text:style-name="P11"><text:span text:style-name="T9">Google Analytics</text:span></text:p>
                  </text:list-item>
                  <text:list-item>
                    <text:p text:style-name="P11"><text:span text:style-name="T9">Google Search Console</text:span></text:p>
                    <text:p text:style-name="P11"><text:span text:style-name="T9"/></text:p>
                  </text:list-item>
                </text:list>
                <text:p text:style-name="P12"><text:span text:style-name="T9"/></text:p>
              </text:list-item>
            </text:list>
          </draw:text-box>
        </draw:frame>
        <draw:frame draw:style-name="gr15" draw:text-style-name="P16" draw:layer="layout" svg:width="6.35cm" svg:height="5.867cm" svg:x="0.889cm" svg:y="16.663cm">
          <draw:text-box>
            <text:p text:style-name="P1"><text:span text:style-name="T9">Keyword</text:span></text:p>
            <text:p text:style-name="P1"><text:span text:style-name="T9"/></text:p>
            <text:list text:style-name="L1">
              <text:list-item>
                <text:p text:style-name="P11"><text:span text:style-name="T9">Recherche de mots clés</text:span></text:p>
              </text:list-item>
              <text:list-item>
                <text:p text:style-name="P11"><text:span text:style-name="T9">Identifiez concurents</text:span></text:p>
              </text:list-item>
              <text:list-item>
                <text:p text:style-name="P11"><text:span text:style-name="T9">Trouvez variante mots clés</text:span></text:p>
                <text:list>
                  <text:list-item>
                    <text:p text:style-name="P11"><text:span text:style-name="T13">GoogleADS </text:span></text:p>
                  </text:list-item>
                  <text:list-item>
                    <text:p text:style-name="P11"><text:span text:style-name="T9">SEMRush</text:span></text:p>
                  </text:list-item>
                  <text:list-item>
                    <text:p text:style-name="P11"><text:span text:style-name="T9">Alsoasked</text:span></text:p>
                  </text:list-item>
                  <text:list-item>
                    <text:p text:style-name="P11"><text:span text:style-name="T9">AnswerPublic</text:span></text:p>
                  </text:list-item>
                </text:list>
                <text:p text:style-name="P11"><text:span text:style-name="T9"/></text:p>
              </text:list-item>
              <text:list-item>
                <text:p text:style-name="P11"><text:span text:style-name="T9">Carte des mots/catégories</text:span></text:p>
                <text:list>
                  <text:list-item>
                    <text:p text:style-name="P11"><text:span text:style-name="T9">Gephi</text:span><text:span text:style-name="T9"><text:tab/></text:span></text:p>
                  </text:list-item>
                </text:list>
                <text:p text:style-name="P12"><text:span text:style-name="T9"/></text:p>
              </text:list-item>
            </text:list>
          </draw:text-box>
        </draw:frame>
        <draw:frame draw:style-name="gr16" draw:text-style-name="P18" draw:layer="layout" svg:width="6.014cm" svg:height="5.435cm" svg:x="14.351cm" svg:y="16.637cm">
          <draw:text-box>
            <text:p text:style-name="P17"><text:span text:style-name="T13">On-page &amp; </text:span><text:span text:style-name="T9">Off-page</text:span></text:p>
            <text:p text:style-name="P1"><text:span text:style-name="T9"/></text:p>
            <text:p text:style-name="P11"><text:span text:style-name="T9">On-page</text:span></text:p>
            <text:list text:style-name="L1">
              <text:list-item>
                <text:p text:style-name="P11"><text:span text:style-name="T9">Réparation &lt;h&gt;</text:span></text:p>
              </text:list-item>
              <text:list-item>
                <text:p text:style-name="P11"><text:span text:style-name="T9">Corrigez &lt;meta description&gt;</text:span></text:p>
              </text:list-item>
              <text:list-item>
                <text:p text:style-name="P11"><text:span text:style-name="T9">Référence &lt;image alt&gt;</text:span></text:p>
              </text:list-item>
              <text:list-item>
                <text:p text:style-name="P11"><text:span text:style-name="T9">Voir cours...</text:span></text:p>
                <text:p text:style-name="P11"><text:span text:style-name="T9"/></text:p>
              </text:list-item>
            </text:list>
            <text:p text:style-name="P11"><text:span text:style-name="T9">Off-page</text:span></text:p>
            <text:list text:continue-numbering="true" text:style-name="L1">
              <text:list-item>
                <text:p text:style-name="P11"><text:span text:style-name="T9">Réseau social</text:span></text:p>
              </text:list-item>
              <text:list-item>
                <text:p text:style-name="P11"><text:span text:style-name="T9">Partenariat</text:span></text:p>
                <text:p text:style-name="P12"><text:span text:style-name="T9"/></text:p>
              </text:list-item>
            </text:list>
          </draw:text-box>
        </draw:frame>
        <draw:line draw:style-name="gr8" draw:text-style-name="P8" draw:layer="layout" svg:x1="11.049cm" svg:y1="14.859cm" svg:x2="11.049cm" svg:y2="16.383cm">
          <text:p/>
        </draw:line>
        <draw:line draw:style-name="gr8" draw:text-style-name="P8" draw:layer="layout" svg:x1="17.815cm" svg:y1="14.859cm" svg:x2="17.815cm" svg:y2="16.383cm">
          <text:p/>
        </draw:line>
      </draw:page>
      <draw:page draw:name="page3" draw:style-name="dp1" draw:master-page-name="Default">
        <draw:frame draw:style-name="gr17" draw:text-style-name="P19" draw:layer="layout" svg:width="19.914cm" svg:height="28.309cm" svg:x="0.635cm" svg:y="0.755cm">
          <draw:text-box>
            <text:p text:style-name="P17"><text:span text:style-name="T10">Référencement </text:span><text:span text:style-name="T11">SEO</text:span></text:p>
            <text:p text:style-name="P1"><text:span text:style-name="T14"/></text:p>
            <text:p text:style-name="P12"><text:span text:style-name="T14">Qu’est</text:span><text:span text:style-name="T15"> </text:span><text:span text:style-name="T14">que le référencement SEO :</text:span></text:p>
            <text:p text:style-name="P12"><text:span text:style-name="T16"/></text:p>
            <text:p text:style-name="P11"><text:span text:style-name="T17">Le SEO ou référencement naturel c’est le classement d’un site sur un moteur de recherche suite à une requête d’un utilisateur</text:span></text:p>
            <text:p text:style-name="P11"><text:span text:style-name="T18"/></text:p>
            <text:p text:style-name="P11"><text:span text:style-name="T19">Comment Google classe ses resultat ? :</text:span></text:p>
            <text:p text:style-name="P11"><text:span text:style-name="T20"/></text:p>
            <text:p text:style-name="P11"><text:span text:style-name="T17">Google à des algorithmes qui favorisent les bonnes pratiques et sanctionne les mauvaises pratiques</text:span></text:p>
            <text:p text:style-name="P11"><text:span text:style-name="T18"/></text:p>
            <text:p text:style-name="P11"><text:span text:style-name="T19">Pour qui le SEO ? :</text:span></text:p>
            <text:p text:style-name="P11"><text:span text:style-name="T20"/></text:p>
            <text:p text:style-name="P11"><text:span text:style-name="T17">Le SEO pour toutes personnes ou entreprise voulant :</text:span></text:p>
            <text:p text:style-name="P11"><text:span text:style-name="T17"><text:tab/></text:span><text:span text:style-name="T17">- Augmenter leurs nombres de client</text:span></text:p>
            <text:p text:style-name="P11"><text:span text:style-name="T17"><text:tab/></text:span><text:span text:style-name="T17">- Gagnez en visibilité</text:span></text:p>
            <text:p text:style-name="P11"><text:span text:style-name="T17"><text:tab/></text:span><text:span text:style-name="T17">- Renforcer leur image de marque</text:span></text:p>
            <text:p text:style-name="P11"><text:span text:style-name="T21"/></text:p>
            <text:p text:style-name="P11"><text:span text:style-name="T17">Pour chaque besoin correspond un indicateur de performance « KPI » : </text:span></text:p>
            <text:p text:style-name="P11"><text:span text:style-name="T17"><text:tab/></text:span><text:span text:style-name="T17">- Augmenter le trafic</text:span></text:p>
            <text:p text:style-name="P11"><text:span text:style-name="T17"><text:tab/></text:span><text:span text:style-name="T17">- Améliorer le contenu</text:span></text:p>
            <text:p text:style-name="P11"><text:span text:style-name="T18"/></text:p>
            <text:p text:style-name="P11"><text:span text:style-name="T19">Les inconvénients du <text:s/>SEO ?:</text:span></text:p>
            <text:p text:style-name="P11"><text:span text:style-name="T20"/></text:p>
            <text:p text:style-name="P11"><text:span text:style-name="T17">Les inconvénient sont que cela demande du temps, un budget et de la patience pour voir les premiers résultats (3mois) </text:span></text:p>
            <text:p text:style-name="P11"><text:span text:style-name="T20"/></text:p>
            <text:p text:style-name="P11"><text:span text:style-name="T19">Comment fonctionne cela ? :</text:span></text:p>
            <text:p text:style-name="P11"><text:span text:style-name="T20"/></text:p>
            <text:p text:style-name="P11"><text:span text:style-name="T17">Google va envoyé son Googlebot contenant ses algorithmes. </text:span></text:p>
            <text:p text:style-name="P11"><text:span text:style-name="T21"/></text:p>
            <text:p text:style-name="P11"><text:span text:style-name="T17">Googlebot va faire de la récolte d’information en visitant les pages d’un site web, il va faire du crawling. </text:span></text:p>
            <text:p text:style-name="P11"><text:span text:style-name="T21"/></text:p>
            <text:p text:style-name="P11"><text:span text:style-name="T17">Une fois les informations récolter il va pouvoir indexer votre site en fonction de son contenu.</text:span></text:p>
            <text:p text:style-name="P11"><text:span text:style-name="T22"/></text:p>
            <text:p text:style-name="P11"><text:span text:style-name="T17">!! Googlebot à des ressources limité, cela veut dire qu’il faudra optimisé le site pour qu’il récolte le maximum de données !!</text:span></text:p>
            <text:p text:style-name="P11"><text:span text:style-name="T18"/></text:p>
            <text:p text:style-name="P11"><text:span text:style-name="T19">Mise en place d’une optimisation :</text:span></text:p>
            <text:p text:style-name="P11"><text:span text:style-name="T20"/></text:p>
            <text:p text:style-name="P11"><text:span text:style-name="T17">L’optimisation SEO dure généralement 3 semaines et se déroule en 5 étapes :</text:span></text:p>
            <text:p text:style-name="P11"><text:span text:style-name="T17"/></text:p>
            <text:p text:style-name="P11"><text:span text:style-name="T17"><text:tab/></text:span><text:span text:style-name="T17">1) L’audit : </text:span><text:span text:style-name="T17"><text:tab/></text:span><text:span text:style-name="T17"><text:tab/></text:span><text:span text:style-name="T17">Permet la détection de problème. </text:span><text:span text:style-name="T17"><text:tab/></text:span><text:span text:style-name="T17"><text:tab/></text:span><text:span text:style-name="T17"><text:tab/></text:span><text:span text:style-name="T17"><text:tab/></text:span><text:span text:style-name="T23">(1 jours)</text:span></text:p>
            <text:p text:style-name="P11"><text:span text:style-name="T24"><text:tab/></text:span><text:span text:style-name="T24">2) La recherche :</text:span><text:span text:style-name="T24"><text:tab/></text:span><text:span text:style-name="T24">Permet la recherche de mot clé liée au contenu du site </text:span><text:span text:style-name="T24"><text:tab/></text:span><text:span text:style-name="T23">(1 jours)</text:span></text:p>
            <text:p text:style-name="P11"><text:span text:style-name="T24"><text:tab/></text:span><text:span text:style-name="T24">3) L’optimisation : </text:span><text:span text:style-name="T24"><text:tab/></text:span><text:span text:style-name="T24">Permet la mise en place des améliorations </text:span><text:span text:style-name="T24"><text:tab/></text:span><text:span text:style-name="T24"><text:tab/></text:span><text:span text:style-name="T24"><text:tab/></text:span><text:span text:style-name="T23">(8 jours)</text:span></text:p>
            <text:p text:style-name="P11"><text:span text:style-name="T24"><text:tab/></text:span><text:span text:style-name="T24">4) Les liens :</text:span><text:span text:style-name="T24"><text:tab/></text:span><text:span text:style-name="T24"><text:tab/></text:span><text:span text:style-name="T24">Permet le partenariat avec tiers et l’échange URL</text:span><text:span text:style-name="T24"><text:tab/></text:span><text:span text:style-name="T24"><text:tab/></text:span><text:span text:style-name="T23">(5 jours)</text:span></text:p>
            <text:p text:style-name="P11"><text:span text:style-name="T17"><text:tab/></text:span><text:span text:style-name="T17">5) Reporting :</text:span><text:span text:style-name="T17"><text:tab/></text:span><text:span text:style-name="T17"><text:tab/></text:span><text:span text:style-name="T17">Permet la mise en place du suivie SEO</text:span><text:span text:style-name="T17"><text:tab/></text:span><text:span text:style-name="T17"><text:tab/></text:span><text:span text:style-name="T17"><text:tab/></text:span><text:span text:style-name="T23">(2jours)</text:span></text:p>
            <text:p text:style-name="P11"><text:span text:style-name="T18"/></text:p>
            <text:p text:style-name="P11"><text:span text:style-name="T19">I Détection des problèmes :</text:span></text:p>
            <text:p text:style-name="P11"><text:span text:style-name="T20"/></text:p>
            <text:p text:style-name="P11"><text:span text:style-name="T17">Pour pouvoir détecté les problèmes, nous allons utilisé des outils qui sont :</text:span></text:p>
            <text:p text:style-name="P11"><text:span text:style-name="T18"/></text:p>
            <text:p text:style-name="P11"><text:span text:style-name="T17"><text:tab/></text:span><text:span text:style-name="T17">- Les services Google </text:span><text:span text:style-name="T23">TagManager</text:span><text:span text:style-name="T17">, </text:span><text:span text:style-name="T23">SearchConsole</text:span><text:span text:style-name="T17">, </text:span><text:span text:style-name="T23">Analytics</text:span><text:span text:style-name="T17"> </text:span></text:p>
            <text:p text:style-name="P11"><text:span text:style-name="T17"><text:tab/></text:span><text:span text:style-name="T17">- Le services</text:span><text:span text:style-name="T23"> logs</text:span><text:span text:style-name="T17"> de l’hébergeur ou du serveurs.</text:span></text:p>
            <text:p text:style-name="P11"><text:span text:style-name="T17"><text:tab/></text:span><text:span text:style-name="T17">- Le services d’accessibilité </text:span><text:span text:style-name="T23">Wave</text:span></text:p>
            <text:p text:style-name="P11"><text:span text:style-name="T24"><text:tab/></text:span><text:span text:style-name="T24">- L’expertise automatique avec</text:span><text:span text:style-name="T25"> Lighthouse dans l’explorer</text:span><text:span text:style-name="T24">, </text:span><text:span text:style-name="T25">Web Développer Checklist</text:span><text:span text:style-name="T24"> et </text:span><text:span text:style-name="T25">Semrush</text:span></text:p>
            <text:p text:style-name="P11"><text:span text:style-name="T18"/></text:p>
            <text:p text:style-name="P11"><text:span text:style-name="T26">Les Services Google :</text:span></text:p>
            <text:p text:style-name="P11"><text:span text:style-name="T18"/></text:p>
            <text:p text:style-name="P11"><text:span text:style-name="T27"><text:tab/></text:span><text:span text:style-name="T27">GoogleTagManager :</text:span></text:p>
            <text:p text:style-name="P11"><text:span text:style-name="T28"/></text:p>
            <text:p text:style-name="P11"><text:span text:style-name="T17"><text:tab/></text:span><text:span text:style-name="T17">1) Créer un conteneur</text:span></text:p>
            <text:p text:style-name="P11"><text:span text:style-name="T17"><text:tab/></text:span><text:span text:style-name="T17">2) Admin → Installez GoogleTagManager</text:span></text:p>
            <text:p text:style-name="P11"><text:span text:style-name="T17"><text:tab/></text:span><text:span text:style-name="T17">3) Copier le code dans vos pages HTML</text:span></text:p>
            <text:p text:style-name="P11"><text:span text:style-name="T18"/></text:p>
            <text:p text:style-name="P11"><text:span text:style-name="T27"><text:tab/></text:span><text:span text:style-name="T27">Analytics :</text:span></text:p>
            <text:p text:style-name="P11"><text:span text:style-name="T28"/></text:p>
            <text:p text:style-name="P11"><text:span text:style-name="T27"><text:tab/></text:span><text:span text:style-name="T17">1) Ajouter une propriété</text:span></text:p>
            <text:p text:style-name="P11"><text:span text:style-name="T17"><text:tab/></text:span><text:span text:style-name="T17">2) Administrateur → Flux → Ajouter flux</text:span></text:p>
            <text:p text:style-name="P11"><text:span text:style-name="T17"><text:tab/></text:span><text:span text:style-name="T17">3) Instruction balisage → Utiliser balise sur page existante → GoogleTagManager</text:span></text:p>
            <text:p text:style-name="P11"><text:span text:style-name="T17"><text:tab/></text:span><text:span text:style-name="T17">4) Suivre les instructions et vous pourrez utilisé Analytics <text:s/></text:span></text:p>
            <text:p text:style-name="P11"><text:span text:style-name="T18"/></text:p>
            <text:p text:style-name="P11"><text:span text:style-name="T17"><text:tab/></text:span><text:span text:style-name="T17">!! Ajouter des filtres si vous voulez exclure des données !!</text:span></text:p>
            <text:p text:style-name="P11"><text:span text:style-name="T18"/></text:p>
            <text:p text:style-name="P11"><text:span text:style-name="T27"><text:tab/></text:span><text:span text:style-name="T27">SearchConsole :</text:span></text:p>
            <text:p text:style-name="P11"><text:span text:style-name="T28"/></text:p>
            <text:p text:style-name="P11"><text:span text:style-name="T27"><text:tab/></text:span><text:span text:style-name="T17">1) Ajouter une propriété</text:span></text:p>
            <text:p text:style-name="P11"><text:span text:style-name="T17"><text:tab/></text:span><text:span text:style-name="T17">2) Reconnaissance GoogleTagManager et vous pourrez utilisé SearchConsole</text:span></text:p>
            <text:p text:style-name="P11"><text:span text:style-name="T17"/></text:p>
            <text:p text:style-name="P11"><text:span text:style-name="T17">Post-scriptum : Associer vos autres services Google grâce à TagManager ou EspaceCompte</text:span></text:p>
          </draw:text-box>
        </draw:frame>
      </draw:page>
      <draw:page draw:name="page4" draw:style-name="dp1" draw:master-page-name="Default">
        <draw:frame draw:style-name="gr18" draw:text-style-name="P20" xml:id="id1" draw:id="id1" draw:layer="layout" svg:width="19.939cm" svg:height="45.909cm" svg:x="0.635cm" svg:y="0.755cm">
          <draw:text-box>
            <text:p text:style-name="P17"><text:span text:style-name="T10">Référencement </text:span><text:span text:style-name="T11">SEO</text:span></text:p>
            <text:p text:style-name="P1"><text:span text:style-name="T14"/></text:p>
            <text:p text:style-name="P11"><text:span text:style-name="T26">Les services logs :</text:span></text:p>
            <text:p text:style-name="P11"><text:span text:style-name="T29"/></text:p>
            <text:p text:style-name="P11"><text:span text:style-name="T26"><text:tab/></text:span><text:span text:style-name="T27">Cas1 : <text:s/>Vous est héberger</text:span></text:p>
            <text:p text:style-name="P11"><text:span text:style-name="T17"><text:tab/></text:span><text:span text:style-name="T17">Soit votre hébergeur vous fournis un fichier .log</text:span></text:p>
            <text:p text:style-name="P11"><text:span text:style-name="T17"><text:tab/></text:span><text:span text:style-name="T17">Soit il ne vous le fournis pas, il faudra suivre le cas2 alors.</text:span></text:p>
            <text:p text:style-name="P11"><text:span text:style-name="T18"/></text:p>
            <text:p text:style-name="P11"><text:span text:style-name="T24"><text:tab/></text:span><text:span text:style-name="T27">Cas2 : <text:s/>Vous avez un serveur</text:span></text:p>
            <text:p text:style-name="P11"><text:span text:style-name="T27"><text:tab/></text:span><text:span text:style-name="T17">il vous faudra créer le fichier .log dans votre serveur avec </text:span><text:span text:style-name="T23">Datadoghq</text:span><text:span text:style-name="T17">. </text:span></text:p>
            <text:p text:style-name="P11"><text:span text:style-name="T17"><text:tab/></text:span><text:span text:style-name="T17">- Créer un fichier et ecrire dans </text:span><text:span text:style-name="T23">datadog.yaml </text:span><text:span text:style-name="T17">:</text:span></text:p>
            <text:p text:style-name="P11"><text:span text:style-name="T23"><text:tab/></text:span><text:span text:style-name="T23"><text:tab/></text:span><text:span text:style-name="T23">logs_enabled: true</text:span></text:p>
            <text:p text:style-name="P11"><text:span text:style-name="T23"><text:tab/></text:span><text:span text:style-name="T23"><text:tab/></text:span><text:span text:style-name="T23">site: datadoghq.eu</text:span></text:p>
            <text:p text:style-name="P11"><text:span text:style-name="T23"><text:tab/></text:span><text:span text:style-name="T17">- Créer un fichier</text:span><text:span text:style-name="T23"> nodejs.d/conf.yml conf.d/ </text:span><text:span text:style-name="T17">: </text:span></text:p>
            <text:p text:style-name="P11"><text:span text:style-name="T23"><text:tab/></text:span><text:span text:style-name="T23"><text:tab/></text:span><text:span text:style-name="T23">#Log section</text:span></text:p>
            <text:p text:style-name="P11"><text:span text:style-name="T23"><text:tab/></text:span><text:span text:style-name="T23"><text:tab/></text:span><text:span text:style-name="T23">logs:</text:span></text:p>
            <text:p text:style-name="P11"><text:span text:style-name="T30"/></text:p>
            <text:p text:style-name="P11"><text:span text:style-name="T23"><text:tab/></text:span><text:span text:style-name="T23"><text:tab/></text:span><text:span text:style-name="T23"> <text:s text:c="3"/></text:span><text:span text:style-name="T23"># - type : file (mandatory) type of log input source (tcp / udp / file)</text:span></text:p>
            <text:p text:style-name="P11"><text:span text:style-name="T23"><text:tab/></text:span><text:span text:style-name="T23"><text:tab/></text:span><text:span text:style-name="T23"> <text:s text:c="3"/></text:span><text:span text:style-name="T23"># <text:s text:c="2"/>port / path : (mandatory) Set port if type is tcp or udp. Set path if type is file</text:span></text:p>
            <text:p text:style-name="P11"><text:span text:style-name="T23"><text:tab/></text:span><text:span text:style-name="T23"><text:tab/></text:span><text:span text:style-name="T23"> <text:s text:c="3"/></text:span><text:span text:style-name="T23"># <text:s text:c="2"/>service : (mandatory) name of the service owning the log</text:span></text:p>
            <text:p text:style-name="P11"><text:span text:style-name="T23"><text:tab/></text:span><text:span text:style-name="T23"><text:tab/></text:span><text:span text:style-name="T23"> <text:s text:c="3"/></text:span><text:span text:style-name="T23"># <text:s text:c="2"/>source : (mandatory) attribute that defines which integration is sending the log</text:span></text:p>
            <text:p text:style-name="P11"><text:span text:style-name="T23"><text:tab/></text:span><text:span text:style-name="T23"><text:tab/></text:span><text:span text:style-name="T23"> <text:s text:c="3"/></text:span><text:span text:style-name="T23"># <text:s text:c="2"/>sourcecategory : (optional) Multiple value attribute. Can be used to refine the source attribute</text:span></text:p>
            <text:p text:style-name="P11"><text:span text:style-name="T23"><text:tab/></text:span><text:span text:style-name="T23"><text:tab/></text:span><text:span text:style-name="T23"> <text:s text:c="3"/></text:span><text:span text:style-name="T23"># <text:s text:c="2"/>tags: (optional) add tags to each log collected</text:span></text:p>
            <text:p text:style-name="P11"><text:span text:style-name="T23"/></text:p>
            <text:p text:style-name="P11"><text:span text:style-name="T23"><text:tab/></text:span><text:span text:style-name="T23"><text:tab/></text:span><text:span text:style-name="T23"> <text:s/></text:span><text:span text:style-name="T23">- type: file</text:span></text:p>
            <text:p text:style-name="P11"><text:span text:style-name="T23"><text:tab/></text:span><text:span text:style-name="T23"><text:tab/></text:span><text:span text:style-name="T23"> <text:s text:c="3"/></text:span><text:span text:style-name="T23">path: /path/to/your/nodejs/log.log</text:span></text:p>
            <text:p text:style-name="P11"><text:span text:style-name="T23"><text:tab/></text:span><text:span text:style-name="T23"><text:tab/></text:span><text:span text:style-name="T23"> <text:s text:c="3"/></text:span><text:span text:style-name="T23">service: myapplication</text:span></text:p>
            <text:p text:style-name="P11"><text:span text:style-name="T23"><text:tab/></text:span><text:span text:style-name="T23"><text:tab/></text:span><text:span text:style-name="T23"> <text:s text:c="3"/></text:span><text:span text:style-name="T23">source: nodejs</text:span></text:p>
            <text:p text:style-name="P11"><text:span text:style-name="T23"><text:tab/></text:span><text:span text:style-name="T23"><text:tab/></text:span><text:span text:style-name="T23"> <text:s text:c="3"/></text:span><text:span text:style-name="T23">sourcecategory: sourcecode</text:span></text:p>
            <text:p text:style-name="P11"><text:span text:style-name="T17"><text:tab/></text:span></text:p>
            <text:p text:style-name="P11"><text:span text:style-name="T18"/></text:p>
            <text:p text:style-name="P11"><text:span text:style-name="T26">Les services d’accessibilité :</text:span></text:p>
            <text:p text:style-name="P11"><text:span text:style-name="T26"/></text:p>
            <text:p text:style-name="P11"><text:span text:style-name="T24">Pour que votre site soit accessible au plus grand nombre et ce malgré les difficultés de la vie. Utilisé </text:span><text:span text:style-name="T25">Wave </text:span><text:span text:style-name="T24">qui vous indiquera un certain nombre de modification à effectuer pour cela.</text:span></text:p>
            <text:p text:style-name="P11"><text:span text:style-name="T31"/></text:p>
            <text:p text:style-name="P11"><text:span text:style-name="T26">L’expertise humaine et automatique :</text:span></text:p>
            <text:p text:style-name="P11"><text:span text:style-name="T29"/></text:p>
            <text:p text:style-name="P11"><text:span text:style-name="T24">Pour détecter un grand nombre d’amélioration à apporté utilisé</text:span><text:span text:style-name="T25"> Lighthouse dans l’explorer</text:span><text:span text:style-name="T24">, </text:span><text:span text:style-name="T25">Web Développer Checklist</text:span><text:span text:style-name="T24"> et </text:span><text:span text:style-name="T25">Semrush. </text:span><text:span text:style-name="T17">SI le site n’est pas responsive veillez à le faire. </text:span></text:p>
            <text:p text:style-name="P11"><text:span text:style-name="T17"/></text:p>
            <text:p text:style-name="P11"><text:span text:style-name="T32">II Les mots clés </text:span><text:span text:style-name="T19">[On-page]:</text:span></text:p>
            <text:p text:style-name="P11"><text:span text:style-name="T19"/></text:p>
            <text:p text:style-name="P11"><text:span text:style-name="T17">Un mot clé peut être un mot simple comme « Guitare » ou un expression comme « Acheter une guitare ». </text:span></text:p>
            <text:p text:style-name="P11"><text:span text:style-name="T17"/></text:p>
            <text:p text:style-name="P11"><text:span text:style-name="T17">De plus, Googlebot apporte plus d’importance à des mots placé dans un contexte lié aux contenus.</text:span></text:p>
            <text:p text:style-name="P11"><text:span text:style-name="T17"/></text:p>
            <text:p text:style-name="P11"><text:span text:style-name="T17">De ce fait les mots et expression écrite par l’utilisateur, verront afficher dans les meilleurs résultats.</text:span></text:p>
            <text:p text:style-name="P11"><text:span text:style-name="T17"/></text:p>
            <text:p text:style-name="P11"><text:span text:style-name="T17">Donc plutôt que de mettre une liste sans fin de mot clé. Il faudra plutôt recherché des mots qui sont souvent utilisé (</text:span><text:span text:style-name="T23">Volume de recherche</text:span><text:span text:style-name="T17">).</text:span></text:p>
            <text:p text:style-name="P11"><text:span text:style-name="T17"/></text:p>
            <text:p text:style-name="P11"><text:span text:style-name="T26">Comment trouver des mots clés :</text:span></text:p>
            <text:p text:style-name="P11"><text:span text:style-name="T26"/></text:p>
            <text:p text:style-name="P11"><text:span text:style-name="T17">Le volume de recherche peut-être concurrentiel et du coup rendre difficile le référencement. Nous allons donc rechercher des mots ou expression à forte recherche et à faible concurrence.</text:span></text:p>
            <text:p text:style-name="P11"><text:span text:style-name="T17"/></text:p>
            <text:p text:style-name="P11"><text:span text:style-name="T17">Les différents types sont : </text:span></text:p>
            <text:p text:style-name="P11"><text:span text:style-name="T17"><text:tab/></text:span></text:p>
            <text:p text:style-name="P11"><text:span text:style-name="T17"><text:tab/></text:span><text:span text:style-name="T17">- </text:span><text:span text:style-name="T23">Généralité</text:span><text:span text:style-name="T17"> : </text:span><text:span text:style-name="T17"><text:tab/></text:span><text:span text:style-name="T17"><text:tab/></text:span><text:span text:style-name="T17"><text:tab/></text:span><text:span text:style-name="T17">Fait référence à un mot commun (guitare, avions, ..)</text:span></text:p>
            <text:p text:style-name="P11"><text:span text:style-name="T17"><text:tab/></text:span><text:span text:style-name="T17">- </text:span><text:span text:style-name="T23">Marque</text:span><text:span text:style-name="T17"> : </text:span><text:span text:style-name="T17"><text:tab/></text:span><text:span text:style-name="T17"><text:tab/></text:span><text:span text:style-name="T17"><text:tab/></text:span><text:span text:style-name="T17">Fait référence à l’entreprise (nom, produit, ..) </text:span></text:p>
            <text:p text:style-name="P11"><text:span text:style-name="T17"><text:tab/></text:span><text:span text:style-name="T17">- </text:span><text:span text:style-name="T23">Information</text:span><text:span text:style-name="T17"> : </text:span><text:span text:style-name="T17"><text:tab/></text:span><text:span text:style-name="T17"><text:tab/></text:span><text:span text:style-name="T17">Fait référence à une question (comment, pourquoi, ..)</text:span></text:p>
            <text:p text:style-name="P11"><text:span text:style-name="T17"><text:tab/></text:span><text:span text:style-name="T17">- </text:span><text:span text:style-name="T23">Intention</text:span><text:span text:style-name="T17"> : </text:span><text:span text:style-name="T17"><text:tab/></text:span><text:span text:style-name="T17"><text:tab/></text:span><text:span text:style-name="T17"><text:tab/></text:span><text:span text:style-name="T17">Fait référence à un verbe d’intention (acheter, réserver, ..)</text:span></text:p>
            <text:p text:style-name="P11"><text:span text:style-name="T17"><text:tab/></text:span><text:span text:style-name="T17">- </text:span><text:span text:style-name="T23">Local ou Navigation</text:span><text:span text:style-name="T17"> :</text:span><text:span text:style-name="T17"><text:tab/></text:span><text:span text:style-name="T17">Fait référence à une zone géographique (ville, pays, lieu, ..)</text:span></text:p>
            <text:p text:style-name="P11"><text:span text:style-name="T17"/></text:p>
            <text:p text:style-name="P11"><text:span text:style-name="T17"/></text:p>
            <text:p text:style-name="P11"><text:span text:style-name="T26">Outils de recherche de mot clé et technique :</text:span></text:p>
            <text:p text:style-name="P11"><text:span text:style-name="T26"/></text:p>
            <text:p text:style-name="P11"><text:span text:style-name="T17">Nous utiliserons</text:span><text:span text:style-name="T23"> GoogleKeyword</text:span><text:span text:style-name="T17"> et </text:span><text:span text:style-name="T23">Ubersuggest.</text:span><text:span text:style-name="T17"> Pour plus de lisibilité, il est conseillé de faire une </text:span><text:span text:style-name="T23">mindmap</text:span><text:span text:style-name="T17"> de mot <text:s/>clé en les placent par </text:span><text:span text:style-name="T23">catégorie </text:span><text:span text:style-name="T17">pour rechercher des </text:span><text:span text:style-name="T23">relations</text:span><text:span text:style-name="T17">.</text:span></text:p>
            <text:p text:style-name="P11"><text:span text:style-name="T17"/></text:p>
            <text:p text:style-name="P11"><text:span text:style-name="T17">Étudier la </text:span><text:span text:style-name="T23">concurrence</text:span><text:span text:style-name="T17"> en recherchant les mots clé qu’il utilise sur l’un des deux sites.</text:span></text:p>
          </draw:text-box>
        </draw:frame>
        <draw:connector draw:style-name="gr19" draw:text-style-name="P8" draw:layer="layout" draw:type="curve" svg:x1="20.574cm" svg:y1="23.709cm" svg:x2="20.574cm" svg:y2="23.709cm" draw:start-shape="id1" draw:end-shape="id1" svg:d="M20574 23709z" svg:viewBox="0 0 1 1">
          <text:p/>
        </draw:connector>
        <draw:connector draw:style-name="gr20" draw:text-style-name="P8" draw:layer="layout" draw:type="curve" svg:x1="20.574cm" svg:y1="23.709cm" svg:x2="20.574cm" svg:y2="23.709cm" draw:start-shape="id1" draw:end-shape="id1" svg:d="M20574 23709z" svg:viewBox="0 0 1 1">
          <text:p/>
        </draw:connector>
      </draw:page>
      <draw:page draw:name="page5" draw:style-name="dp1" draw:master-page-name="Default">
        <draw:frame draw:style-name="gr21" draw:text-style-name="P20" draw:layer="layout" svg:width="19.939cm" svg:height="45.909cm" svg:x="0.636cm" svg:y="0.756cm">
          <draw:text-box>
            <text:p text:style-name="P17"><text:span text:style-name="T10">Référencement </text:span><text:span text:style-name="T11">SEO</text:span></text:p>
            <text:p text:style-name="P11"><text:span text:style-name="T17"/></text:p>
            <text:p text:style-name="P11"><text:span text:style-name="T19">II Optimisation [On-page] :</text:span></text:p>
            <text:p text:style-name="P11"><text:span text:style-name="T20"/></text:p>
            <text:p text:style-name="P11"><text:span text:style-name="T17"><text:tab/></text:span><text:span text:style-name="T17">Optimisation CMS :</text:span></text:p>
            <text:p text:style-name="P11"><text:span text:style-name="T17"><text:tab/></text:span><text:span text:style-name="T17"><text:tab/></text:span><text:span text:style-name="T17">- Pour connaître la technologie d’un site</text:span><text:span text:style-name="T23"> WhatCMS</text:span><text:span text:style-name="T17">.</text:span></text:p>
            <text:p text:style-name="P11"><text:span text:style-name="T17"><text:tab/></text:span><text:span text:style-name="T17"><text:tab/></text:span><text:span text:style-name="T17">- Optimisation SEO</text:span></text:p>
            <text:p text:style-name="P11"><text:span text:style-name="T17"><text:tab/></text:span><text:span text:style-name="T17"><text:tab/></text:span><text:span text:style-name="T17">- Plugin SEO</text:span><text:span text:style-name="T23"> Yoast</text:span></text:p>
            <text:p text:style-name="P11"><text:span text:style-name="T23"><text:tab/></text:span><text:span text:style-name="T23"><text:tab/></text:span><text:span text:style-name="T17">- Plugin Cache</text:span><text:span text:style-name="T23"> Cache enabler</text:span></text:p>
            <text:p text:style-name="P11"><text:span text:style-name="T17"><text:tab/></text:span><text:span text:style-name="T17"><text:tab/></text:span><text:span text:style-name="T17">- Enlever plugin inutile</text:span></text:p>
            <text:p text:style-name="P11"><text:span text:style-name="T20"/></text:p>
            <text:p text:style-name="P11"><text:span text:style-name="T17"><text:tab/></text:span><text:span text:style-name="T17">Optimisation localité ou navigation :</text:span></text:p>
            <text:p text:style-name="P11"><text:span text:style-name="T17"><text:tab/></text:span><text:span text:style-name="T17"><text:tab/></text:span><text:span text:style-name="T17">- Ajout de </text:span><text:span text:style-name="T23">répertoire langue</text:span><text:span text:style-name="T17"> pour les sites multilingues</text:span></text:p>
            <text:p text:style-name="P11"><text:span text:style-name="T21"/></text:p>
            <text:p text:style-name="P11"><text:span text:style-name="T21"/></text:p>
            <text:p text:style-name="P11"><text:span text:style-name="T17"><text:tab/></text:span><text:span text:style-name="T17"><text:tab/></text:span><text:span text:style-name="T17">- Utilisé des</text:span><text:span text:style-name="T23"> mots clés de localités</text:span><text:span text:style-name="T17"> dans votre site.</text:span></text:p>
            <text:p text:style-name="P11"><text:span text:style-name="T21"/></text:p>
            <text:p text:style-name="P11"><text:span text:style-name="T17"><text:tab/></text:span><text:span text:style-name="T17"><text:tab/></text:span><text:span text:style-name="T17">- Utilisation de </text:span><text:span text:style-name="T23">GoogleMyBussiness</text:span><text:span text:style-name="T17"> (position Google map)</text:span></text:p>
            <text:p text:style-name="P11"><text:span text:style-name="T21"/></text:p>
            <text:p text:style-name="P11"><text:span text:style-name="T17"><text:tab/></text:span><text:span text:style-name="T17"><text:tab/></text:span><text:span text:style-name="T17">- Utilisation</text:span><text:span text:style-name="T23"> </text:span><text:span text:style-name="T17">d’</text:span><text:span text:style-name="T23">annuaire</text:span><text:span text:style-name="T17"> (Tripadvisor, Yelp)</text:span></text:p>
            <text:p text:style-name="P11"><text:span text:style-name="T17"><text:tab/></text:span><text:span text:style-name="T17"><text:tab/></text:span><text:span text:style-name="T17">- Utilisation de </text:span><text:span text:style-name="T23">&lt;html lang= "fr"&gt;</text:span></text:p>
            <text:p text:style-name="P11"><text:span text:style-name="T17"><text:tab/></text:span><text:span text:style-name="T17"><text:tab/></text:span><text:span text:style-name="T17">- Destination de la langue du lien</text:span></text:p>
            <text:p text:style-name="P11"><text:span text:style-name="T17"><text:tab/></text:span><text:span text:style-name="T17"><text:tab/></text:span><text:span text:style-name="T17"><text:tab/></text:span><text:span text:style-name="T17">- </text:span><text:span text:style-name="T23">&lt;link rel=”alternate” hreflang=”fr-ca” href=”http://www.example.com/fr/” /&gt; </text:span><text:span text:style-name="T17">Canadien</text:span></text:p>
            <text:p text:style-name="P11"><text:span text:style-name="T30"/></text:p>
            <text:p text:style-name="P11"><text:span text:style-name="T21"/></text:p>
            <text:p text:style-name="P11"><text:span text:style-name="T17"><text:tab/></text:span><text:span text:style-name="T17"><text:tab/></text:span><text:span text:style-name="T17">- Création du </text:span><text:span text:style-name="T23">Sitemap</text:span></text:p>
            <text:p text:style-name="P11"><text:span text:style-name="T17"><text:tab/></text:span><text:span text:style-name="T17"><text:tab/></text:span><text:span text:style-name="T17"><text:tab/></text:span><text:span text:style-name="T17">- GoogleSearchConsole → Search “Créer et envoyer une site map”</text:span></text:p>
            <text:p text:style-name="P11"><text:span text:style-name="T21"/></text:p>
            <text:p text:style-name="P11"><text:span text:style-name="T17"><text:tab/></text:span><text:span text:style-name="T17"><text:tab/></text:span><text:span text:style-name="T17">- Ajouter une page sur votre localité</text:span></text:p>
            <text:p text:style-name="P11"><text:span text:style-name="T17"><text:tab/></text:span><text:span text:style-name="T17"><text:tab/></text:span><text:span text:style-name="T17"><text:tab/></text:span><text:span text:style-name="T17">- Adresse</text:span></text:p>
            <text:p text:style-name="P11"><text:span text:style-name="T17"><text:tab/></text:span><text:span text:style-name="T17"><text:tab/></text:span><text:span text:style-name="T17"><text:tab/></text:span><text:span text:style-name="T17">- Numéro</text:span></text:p>
            <text:p text:style-name="P11"><text:span text:style-name="T17"><text:tab/></text:span><text:span text:style-name="T17"><text:tab/></text:span><text:span text:style-name="T17"><text:tab/></text:span><text:span text:style-name="T17">- Horaire</text:span></text:p>
            <text:p text:style-name="P11"><text:span text:style-name="T17"><text:tab/></text:span><text:span text:style-name="T17"><text:tab/></text:span><text:span text:style-name="T17"><text:tab/></text:span><text:span text:style-name="T17">- Carte</text:span><text:span text:style-name="T17"><text:tab/></text:span><text:span text:style-name="T17"><text:tab/></text:span></text:p>
            <text:p text:style-name="P11"><text:span text:style-name="T18"/></text:p>
            <text:p text:style-name="P11"><text:span text:style-name="T17"><text:tab/></text:span><text:span text:style-name="T17">Optimisation url :</text:span></text:p>
            <text:p text:style-name="P11"><text:span text:style-name="T24"><text:tab/></text:span><text:span text:style-name="T24"><text:tab/></text:span><text:span text:style-name="T17">- Ne pas laisser d’erreur 404 sur votre site.</text:span></text:p>
            <text:p text:style-name="P11"><text:span text:style-name="T18"/></text:p>
            <text:p text:style-name="P11"><text:span text:style-name="T24"><text:tab/></text:span><text:span text:style-name="T24"><text:tab/></text:span><text:span text:style-name="T24">- Renommé URL de la page en renommant le fichier « nom.html </text:span><text:span text:style-name="T17">» !! Redirection/ Doublon !!</text:span></text:p>
            <text:p text:style-name="P11"><text:span text:style-name="T18"/></text:p>
            <text:p text:style-name="P11"><text:span text:style-name="T17"><text:tab/></text:span><text:span text:style-name="T17"><text:tab/></text:span><text:span text:style-name="T17">- Mettre balise canonique (Définis un url unique qui regroupe les autres de la même page).</text:span></text:p>
            <text:p text:style-name="P11"><text:span text:style-name="T17"><text:tab/></text:span><text:span text:style-name="T17"><text:tab/></text:span><text:span text:style-name="T17"><text:tab/></text:span><text:span text:style-name="T17">- </text:span><text:span text:style-name="T23">&lt;head&gt;&lt;link rel=”canonical” href=”</text:span><text:span text:style-name="T23"><text:a xlink:href="https://monsite.fr/page" xlink:type="simple">https://monsite.fr/page</text:a></text:span><text:span text:style-name="T23">&gt;&lt;/link&gt;&lt;/head&gt;</text:span></text:p>
            <text:p text:style-name="P11"><text:span text:style-name="T18"/></text:p>
            <text:p text:style-name="P11"><text:span text:style-name="T17"><text:tab/></text:span><text:span text:style-name="T17"><text:tab/></text:span><text:span text:style-name="T17">- Mettre des balises de redirection permanente 301 sur vos url renommé (évite la perte du lien).</text:span></text:p>
            <text:p text:style-name="P11"><text:span text:style-name="T17"><text:tab/></text:span><text:span text:style-name="T17"><text:tab/></text:span><text:span text:style-name="T17"><text:tab/></text:span><text:span text:style-name="T17">- htaccess</text:span></text:p>
            <text:p text:style-name="P11"><text:span text:style-name="T17"><text:tab/></text:span><text:span text:style-name="T17"><text:tab/></text:span><text:span text:style-name="T17"><text:tab/></text:span><text:span text:style-name="T23">// Node.js &amp; Express module.</text:span></text:p>
            <text:p text:style-name="P11"><text:span text:style-name="T33"><text:tab/></text:span><text:span text:style-name="T33"><text:tab/></text:span><text:span text:style-name="T33"><text:tab/></text:span><text:span text:style-name="T33">// forced 301 redirect using express middleware </text:span></text:p>
            <text:p text:style-name="P11"><text:span text:style-name="T23"><text:tab/></text:span><text:span text:style-name="T23"><text:tab/></text:span><text:span text:style-name="T23"><text:tab/></text:span><text:span text:style-name="T23">const express = require('express');</text:span></text:p>
            <text:p text:style-name="P11"><text:span text:style-name="T23"><text:tab/></text:span><text:span text:style-name="T23"><text:tab/></text:span><text:span text:style-name="T23"><text:tab/></text:span><text:span text:style-name="T23">const <text:s/>app = express();</text:span></text:p>
            <text:p text:style-name="P11"><text:span text:style-name="T23"><text:tab/></text:span><text:span text:style-name="T23"><text:tab/></text:span><text:span text:style-name="T23"><text:tab/></text:span><text:span text:style-name="T23">const port = 3000;</text:span></text:p>
            <text:p text:style-name="P11"><text:span text:style-name="T23"><text:tab/></text:span><text:span text:style-name="T23"><text:tab/></text:span><text:span text:style-name="T23"><text:tab/></text:span><text:span text:style-name="T23">app.use((req, res, next) =&gt; {</text:span></text:p>
            <text:p text:style-name="P11"><text:span text:style-name="T23"><text:s text:c="2"/></text:span></text:p>
            <text:p text:style-name="P11"><text:span text:style-name="T23"><text:tab/></text:span><text:span text:style-name="T23"><text:tab/></text:span><text:span text:style-name="T23"><text:tab/></text:span><text:span text:style-name="T23"> <text:s/></text:span><text:span text:style-name="T23">var host = req.get('Host');</text:span></text:p>
            <text:p text:style-name="P11"><text:span text:style-name="T23"><text:tab/></text:span><text:span text:style-name="T23"><text:tab/></text:span><text:span text:style-name="T23"><text:tab/></text:span><text:span text:style-name="T23"> <text:s/></text:span><text:span text:style-name="T23">if (host === 'www.old-domain.com') {</text:span></text:p>
            <text:p text:style-name="P11"><text:span text:style-name="T23"><text:tab/></text:span><text:span text:style-name="T23"><text:tab/></text:span><text:span text:style-name="T23"><text:tab/></text:span><text:span text:style-name="T23"> <text:s text:c="3"/></text:span><text:span text:style-name="T23">return res.redirect(301, 'https://new-domain.com/' + req.originalUrl);</text:span></text:p>
            <text:p text:style-name="P11"><text:span text:style-name="T23"><text:tab/></text:span><text:span text:style-name="T23"><text:tab/></text:span><text:span text:style-name="T23"><text:tab/></text:span><text:span text:style-name="T23"> <text:s/></text:span><text:span text:style-name="T23">}</text:span></text:p>
            <text:p text:style-name="P11"><text:span text:style-name="T23"><text:tab/></text:span><text:span text:style-name="T23"><text:tab/></text:span><text:span text:style-name="T23"><text:tab/></text:span><text:span text:style-name="T23"> <text:s/></text:span><text:span text:style-name="T23">return next();</text:span></text:p>
            <text:p text:style-name="P11"><text:span text:style-name="T23"><text:tab/></text:span><text:span text:style-name="T23"><text:tab/></text:span><text:span text:style-name="T23"><text:tab/></text:span><text:span text:style-name="T23">});</text:span></text:p>
            <text:p text:style-name="P11"><text:span text:style-name="T23"><text:tab/></text:span><text:span text:style-name="T23"><text:tab/></text:span><text:span text:style-name="T23"><text:tab/></text:span><text:span text:style-name="T23">app.listen(port, () =&gt; {</text:span></text:p>
            <text:p text:style-name="P11"><text:span text:style-name="T23"><text:tab/></text:span><text:span text:style-name="T23"><text:tab/></text:span><text:span text:style-name="T23"><text:tab/></text:span><text:span text:style-name="T23"> <text:s text:c="3"/></text:span><text:span text:style-name="T23">console.log('Server is running at port: ',port);</text:span></text:p>
            <text:p text:style-name="P11"><text:span text:style-name="T23"><text:tab/></text:span><text:span text:style-name="T23"><text:tab/></text:span><text:span text:style-name="T23"><text:tab/></text:span><text:span text:style-name="T23">});</text:span></text:p>
            <text:p text:style-name="P11"><text:span text:style-name="T23"/></text:p>
            <text:p text:style-name="P11"><text:span text:style-name="T17"><text:tab/></text:span><text:span text:style-name="T17">Optimisation vitesse :</text:span></text:p>
            <text:p text:style-name="P11"><text:span text:style-name="T17"><text:tab/></text:span><text:span text:style-name="T17"><text:tab/></text:span><text:span text:style-name="T17"> </text:span><text:span text:style-name="T17">- Ajout de CDN</text:span><text:span text:style-name="T23"> cloudflare</text:span><text:span text:style-name="T17">/</text:span><text:span text:style-name="T23">keycdn</text:span><text:span text:style-name="T17"> (sécurité, couverture mondiale, optimisation)</text:span></text:p>
            <text:p text:style-name="P11"><text:span text:style-name="T17"><text:tab/></text:span><text:span text:style-name="T17"><text:tab/></text:span><text:span text:style-name="T17"> </text:span><text:span text:style-name="T17">- Mettre en place un cache </text:span><text:span text:style-name="T23">serveur nginx </text:span><text:span text:style-name="T17">et</text:span><text:span text:style-name="T23"> base de donnée</text:span></text:p>
            <text:p text:style-name="P11"><text:span text:style-name="T17"><text:tab/></text:span><text:span text:style-name="T17"><text:tab/></text:span><text:span text:style-name="T17"> </text:span><text:span text:style-name="T17">- Recommandation de</text:span><text:span text:style-name="T23"> PageSpeedInsights</text:span></text:p>
            <text:p text:style-name="P11"><text:span text:style-name="T17"><text:tab/></text:span><text:span text:style-name="T17"><text:tab/></text:span><text:span text:style-name="T17"><text:tab/></text:span><text:span text:style-name="T17">- Redimensionner/Optimisation et ALT sur les images</text:span></text:p>
            <text:p text:style-name="P11"><text:span text:style-name="T17"><text:tab/></text:span><text:span text:style-name="T17"><text:tab/></text:span><text:span text:style-name="T17"><text:tab/></text:span><text:span text:style-name="T17">- Minification &amp; compression du html/css/js/../ avec </text:span><text:span text:style-name="T23">zlib</text:span><text:span text:style-name="T17"> sur</text:span><text:span text:style-name="T23"> htaccess</text:span></text:p>
            <text:p text:style-name="P11"><text:span text:style-name="T18"/></text:p>
            <text:p text:style-name="P11"><text:span text:style-name="T17"><text:tab/></text:span><text:span text:style-name="T17">Optimisation référencement : </text:span></text:p>
            <text:p text:style-name="P11"><text:span text:style-name="T17"><text:tab/></text:span><text:span text:style-name="T17"><text:tab/></text:span><text:span text:style-name="T17">- Éviter l’intégration avec JS (sinon si SPA installer un pré-rendu client ou serveur side rendu).</text:span></text:p>
            <text:p text:style-name="P11"><text:span text:style-name="T17"><text:tab/></text:span><text:span text:style-name="T17"><text:tab/></text:span><text:span text:style-name="T17">- Mettre une version mobile/tablette optimisé et l’accorder graphiquement avec desktop.</text:span></text:p>
            <text:p text:style-name="P11"><text:span text:style-name="T17"><text:tab/></text:span><text:span text:style-name="T17"><text:tab/></text:span><text:span text:style-name="T17">- Ajout meta description</text:span></text:p>
            <text:p text:style-name="P11"><text:span text:style-name="T17"><text:tab/></text:span><text:span text:style-name="T17"><text:tab/></text:span><text:span text:style-name="T17"><text:tab/></text:span><text:span text:style-name="T17">- </text:span><text:span text:style-name="T23">&lt;meta name=”description” content=”ici le contenu de la balise” /&gt;</text:span></text:p>
            <text:p text:style-name="P11"><text:span text:style-name="T17"><text:tab/></text:span><text:span text:style-name="T17"><text:tab/></text:span><text:span text:style-name="T17">- Minimum 400mots par pages.</text:span></text:p>
            <text:p text:style-name="P11"><text:span text:style-name="T17"><text:tab/></text:span><text:span text:style-name="T17"><text:tab/></text:span><text:span text:style-name="T17">- Un sujet par page (présentation, poste, portefolio, ..)</text:span></text:p>
            <text:p text:style-name="P11"><text:span text:style-name="T24"><text:tab/></text:span><text:span text:style-name="T24"><text:tab/></text:span><text:span text:style-name="T24">- Relié les pages d’un même theme ensemble avec l’URL </text:span><text:span text:style-name="T17">“silo”</text:span></text:p>
            <text:p text:style-name="P11"><text:span text:style-name="T17"><text:tab/></text:span><text:span text:style-name="T17"><text:tab/></text:span><text:span text:style-name="T17">- Ajout de </text:span><text:span text:style-name="T23">mot clé dans vos contenus</text:span><text:span text:style-name="T17"> et utilisé </text:span><text:span text:style-name="T23">&lt;</text:span><text:span text:style-name="T34">strong&gt;</text:span><text:span text:style-name="T23"> <text:s/></text:span><text:span text:style-name="T17">pour signaler leur </text:span><text:span text:style-name="T23">importance</text:span><text:span text:style-name="T17">.</text:span></text:p>
            <text:p text:style-name="P11"><text:span text:style-name="T17"><text:tab/></text:span><text:span text:style-name="T17"><text:tab/></text:span><text:span text:style-name="T17">- Mettre balise à chaque page à référencer.</text:span></text:p>
            <text:p text:style-name="P11"><text:span text:style-name="T24"><text:tab/></text:span><text:span text:style-name="T24"><text:tab/></text:span><text:span text:style-name="T24"><text:tab/></text:span><text:span text:style-name="T24">- </text:span><text:span text:style-name="T23">&lt;head&gt;&lt;meta name="robots" content="index" /&gt;&lt;/head&gt;</text:span></text:p>
            <text:p text:style-name="P11"><text:span text:style-name="T17"><text:tab/></text:span><text:span text:style-name="T17"><text:tab/></text:span><text:span text:style-name="T17"><text:tab/></text:span><text:span text:style-name="T17">- </text:span><text:span text:style-name="T23">&lt;head&gt;&lt;meta name="robots" content="noindex" /&gt;&lt;/head&gt;</text:span></text:p>
            <text:p text:style-name="P11"><text:span text:style-name="T25"><text:tab/></text:span><text:span text:style-name="T25"><text:tab/></text:span><text:span text:style-name="T25"><text:tab/></text:span><text:span text:style-name="T24">-</text:span><text:span text:style-name="T25"> </text:span><text:span text:style-name="T23">&lt;head&gt;&lt;meta name="robots" content="noindex, nofollow" /&gt;&lt;/head&gt;</text:span><text:span text:style-name="T17"> !! Ne pas indexer !!</text:span></text:p>
          </draw:text-box>
        </draw:frame>
      </draw:page>
      <draw:page draw:name="page6" draw:style-name="dp1" draw:master-page-name="Default">
        <draw:frame draw:style-name="gr22" draw:text-style-name="P20" draw:layer="layout" svg:width="19.939cm" svg:height="45.909cm" svg:x="0.637cm" svg:y="0.757cm">
          <draw:text-box>
            <text:p text:style-name="P17"><text:span text:style-name="T10">Référencement </text:span><text:span text:style-name="T11">SEO</text:span></text:p>
            <text:p text:style-name="P11"><text:span text:style-name="T19"/></text:p>
            <text:p text:style-name="P11"><text:span text:style-name="T19">II Accessibilité [On-page] :</text:span></text:p>
            <text:p text:style-name="P11"><text:span text:style-name="T20"/></text:p>
            <text:p text:style-name="P11"><text:span text:style-name="T17"><text:tab/></text:span><text:span text:style-name="T17">Accessibilité :</text:span></text:p>
            <text:p text:style-name="P11"><text:span text:style-name="T17"><text:tab/></text:span><text:span text:style-name="T17"><text:tab/></text:span><text:span text:style-name="T17">- Utiliser Wave pour voir les améliorations</text:span></text:p>
            <text:p text:style-name="P11"><text:span text:style-name="T17"><text:tab/></text:span><text:span text:style-name="T17"><text:tab/></text:span><text:span text:style-name="T17">- Suivre Directive WCAG</text:span></text:p>
            <text:p text:style-name="P11"><text:span text:style-name="T17"><text:tab/></text:span><text:span text:style-name="T17"><text:tab/></text:span></text:p>
            <text:p text:style-name="P11"><text:span text:style-name="T17"/></text:p>
            <text:p text:style-name="P11"><text:span text:style-name="T19">II Partenariat [Off-page] :</text:span></text:p>
            <text:p text:style-name="P11"><text:span text:style-name="T19"/></text:p>
            <text:p text:style-name="P11"><text:span text:style-name="T17"><text:tab/></text:span><text:span text:style-name="T17">Création de partenariat </text:span></text:p>
            <text:p text:style-name="P11"><text:span text:style-name="T23"><text:tab/></text:span><text:span text:style-name="T23"><text:tab/></text:span><text:span text:style-name="T17">- Contacter bloguer du secteur </text:span></text:p>
            <text:p text:style-name="P11"><text:span text:style-name="T17"><text:tab/></text:span><text:span text:style-name="T17"><text:tab/></text:span><text:span text:style-name="T17">- Contacter acteur du secteur non-concurrente pour échange de lien</text:span></text:p>
            <text:p text:style-name="P11"><text:span text:style-name="T17"><text:tab/></text:span><text:span text:style-name="T17"><text:tab/></text:span><text:span text:style-name="T17">- Utiliser Semrush pour voir les liens.</text:span></text:p>
            <text:p text:style-name="P11"><text:span text:style-name="T17"><text:tab/></text:span><text:span text:style-name="T17"><text:tab/></text:span><text:span text:style-name="T17">- Utiliser Youtube, LinkedIn, Printerest, Twitter et autres réseaux sociaux</text:span></text:p>
            <text:p text:style-name="P11"><text:span text:style-name="T17"><text:tab/></text:span><text:span text:style-name="T17"><text:tab/></text:span><text:span text:style-name="T17">- Regarde si on vous mention avec GoogleAlert</text:span></text:p>
            <text:p text:style-name="P11"><text:span text:style-name="T17"><text:tab/></text:span><text:span text:style-name="T17"><text:tab/></text:span></text:p>
            <text:p text:style-name="P11"><text:span text:style-name="T17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1.1.2$Windows_X86_64 LibreOffice_project/fe0b08f4af1bacafe4c7ecc87ce55bb426164676</meta:generator>
    <dc:date>2021-03-18T16:00:02.745000000</dc:date>
    <meta:editing-duration>PT19H53M22S</meta:editing-duration>
    <meta:editing-cycles>113</meta:editing-cycles>
    <meta:print-date>2021-01-07T12:41:37.679000000</meta:print-date>
    <meta:document-statistic meta:object-count="37"/>
  </office:meta>
</office:document-meta>
</file>